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c02f" officeooo:paragraph-rsid="0015c02f"/>
    </style:style>
    <style:style style:name="P2" style:family="paragraph" style:parent-style-name="Standard">
      <style:text-properties officeooo:paragraph-rsid="0015c02f"/>
    </style:style>
    <style:style style:name="P3" style:family="paragraph" style:parent-style-name="Standard">
      <style:paragraph-properties fo:margin-left="0in" fo:margin-right="0in" fo:text-indent="0.4917in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list-style-name="WW8Num5"/>
    <style:style style:name="P6" style:family="paragraph" style:parent-style-name="Standard" style:list-style-name="WW8Num13"/>
    <style:style style:name="P7" style:family="paragraph" style:parent-style-name="Standard" style:list-style-name="WW8Num3"/>
    <style:style style:name="P8" style:family="paragraph" style:parent-style-name="Standard" style:list-style-name="L1">
      <style:text-properties officeooo:rsid="0015c02f" officeooo:paragraph-rsid="0015c02f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ování SPZ 18.5.2016</text:p>
      <text:p text:style-name="Standard">Zadávání SPZ a přechod mezi stavy:</text:p>
      <text:list xml:id="list1019836231820012981" text:style-name="WW8Num5">
        <text:list-item>
          <text:p text:style-name="P5">zadání nové SPZ </text:p>
          <text:list>
            <text:list-item>
              <text:p text:style-name="P5">zadaná pole jsou zobrazována správně</text:p>
            </text:list-item>
          </text:list>
        </text:list-item>
        <text:list-item>
          <text:p text:style-name="P5">Opětovné otevření SPZ </text:p>
          <text:list>
            <text:list-item>
              <text:p text:style-name="P5">v historii se objevují nadbytečné informace<office:annotation><dc:creator>Ludek Bartek</dc:creator><dc:date>2016-06-16T19:50:53.119829646</dc:date><text:p text:style-name="P9"><text:span text:style-name="T2">Debugging info odstraneny.</text:span></text:p></office:annotation></text:p>
            </text:list-item>
            <text:list-item>
              <text:p text:style-name="P5">historie je řazena obráceně (nahoře by měla být informace o aktuálním stavu)<office:annotation><dc:creator>Ludek Bartek</dc:creator><dc:date>2016-06-16T19:49:28.799312849</dc:date><text:p text:style-name="P9"><text:span text:style-name="T2">Opraveno</text:span></text:p></office:annotation></text:p>
            </text:list-item>
          </text:list>
        </text:list-item>
        <text:list-item>
          <text:p text:style-name="P5">Přechod do stavu Specifikováno řešení</text:p>
          <text:list>
            <text:list-item>
              <text:p text:style-name="P5">je možno jej uložit opakovaně s různým vyplněním, různě se specifikace přepisují (zůstala první specifikace řešení a druhý odhad hodin)</text:p>
            </text:list-item>
            <text:list-item>
              <text:p text:style-name="P5">Historie začíná být značně nepřehledná</text:p>
            </text:list-item>
          </text:list>
        </text:list-item>
        <text:list-item>
          <text:p text:style-name="P5">Přechod do stavu Schválit řešení (a všechny další stavy)</text:p>
          <text:list>
            <text:list-item>
              <text:p text:style-name="P5">chybně se zobrazuje pole Návrh řešení SPZ</text:p>
            </text:list-item>
            <text:list-item>
              <text:p text:style-name="P5">Po přechodu do stavu Schváleno řešení se Historie začíná chovat jinak</text:p>
            </text:list-item>
          </text:list>
        </text:list-item>
        <text:list-item>
          <text:p text:style-name="P5">Po přechodu ze stavu uvolnění verze mají být povoleny stavy:</text:p>
        </text:list-item>
      </text:list>
      <text:p text:style-name="Standard"><text:tab/><text:tab/>odeslat zpět k implementaci</text:p>
      <text:p text:style-name="Standard"><text:tab/><text:tab/>provést instalaci</text:p>
      <text:p text:style-name="Standard"><text:tab/><text:tab/>zrušit</text:p>
      <text:p text:style-name="P3"><text:s text:c="4"/>Ve zkoušené verzi je nabízeno</text:p>
      <text:p text:style-name="Standard"><text:tab/><text:tab/><text:span text:style-name="T1">odeslat zpět k analýze</text:span><text:span text:style-name="T1"><office:annotation><dc:creator>Ludek Bartek</dc:creator><dc:date>2016-06-16T19:48:10.347017195</dc:date><text:p text:style-name="P9"><text:span text:style-name="T2">Melo by byt opraveno.</text:span></text:p></office:annotation></text:span></text:p>
      <text:p text:style-name="Standard"><text:tab/><text:tab/>provést instalaci</text:p>
      <text:p text:style-name="Standard"><text:tab/><text:tab/>zrušit</text:p>
      <text:list xml:id="list195130870708816" text:continue-numbering="true" text:style-name="WW8Num5">
        <text:list-item>
          <text:p text:style-name="P5">Při provedení instalace je potřeba předvyplnit pole Pracnost v rámci vývoje <text:s/>(vyplnit odhadovanou pracností) i pole Pracnost mimo vývoj <text:s/>(zadat hodnotu 0)<office:annotation><dc:creator>Ludek Bartek</dc:creator><dc:date>2016-06-16T19:49:05.480297410</dc:date><text:p text:style-name="P9"><text:span text:style-name="T2">Opraveno</text:span></text:p></office:annotation></text:p>
        </text:list-item>
      </text:list>
      <text:p text:style-name="P3">jinak to spadne</text:p>
      <text:list xml:id="list195132880326010" text:continue-numbering="true" text:style-name="WW8Num5">
        <text:list-item>
          <text:p text:style-name="P5">Po přijetí klientem <text:s/>nabízí SPZ pouze možnost <text:span text:style-name="T1">Předat k analýze</text:span> - nikoliv Fakturovat a nelze<office:annotation><dc:creator>Ludek Bartek</dc:creator><dc:date>2016-06-16T19:48:36.168145461</dc:date><text:p text:style-name="P9"><text:span text:style-name="T2">I v originalu smi pouze projektovy manazer.</text:span></text:p></office:annotation> pokračovat</text:p>
        </text:list-item>
        <text:list-item>
          <text:p text:style-name="P5">není možno přiložit soubor k SPZ</text:p>
        </text:list-item>
      </text:list>
      <text:p text:style-name="P2"/>
      <text:p text:style-name="Standard">Tabulka SPZ</text:p>
      <text:list xml:id="list6809270603793946847" text:style-name="WW8Num13">
        <text:list-item>
          <text:p text:style-name="P6">není vyplněno pole Zadal<office:annotation><dc:creator>Ludek Bartek</dc:creator><dc:date>2016-06-16T19:47:37.320405348</dc:date><text:p text:style-name="P9"><text:span text:style-name="T2">Melo by byt opraveno.</text:span></text:p></office:annotation></text:p>
        </text:list-item>
        <text:list-item>
          <text:p text:style-name="P6">nejsou doplňována datumová pole Specifikace, Instalace, Ze dne</text:p>
        </text:list-item>
        <text:list-item>
          <text:p text:style-name="P6">není zprovozněno vyhledávání</text:p>
        </text:list-item>
      </text:list>
      <text:p text:style-name="Standard"/>
      <text:p text:style-name="Standard">Operátoři </text:p>
      <text:list xml:id="list7141774907561277298" text:style-name="WW8Num3">
        <text:list-item>
          <text:p text:style-name="P7">Při editaci nového operátora byly upraveny informace Administrátora nikoliv opravovaného operátora.</text:p>
        </text:list-item>
        <text:list-item>
          <text:p text:style-name="P7">Není napojení na hesla operátora.</text:p>
        </text:list-item>
      </text:list>
      <text:p text:style-name="Standard"/>
      <text:p text:style-name="Standard">Projekty<text:tab/></text:p>
      <text:list xml:id="list195132172467927" text:continue-numbering="true" text:style-name="WW8Num3">
        <text:list-item>
          <text:p text:style-name="P7">Zatím nepublikováno (vytvořen jeden pomocný)</text:p>
        </text:list-item>
      </text:list>
      <text:p text:style-name="Standard"/>
      <text:p text:style-name="Standard">Sestavy </text:p>
      <text:list xml:id="list195131544507996" text:continue-numbering="true" text:style-name="WW8Num3">
        <text:list-item>
          <text:p text:style-name="P7">Zatím nepublikováno (vytvořen jeden pomocný)</text:p>
        </text:list-item>
      </text:list>
      <text:p text:style-name="Standard"/>
      <text:p text:style-name="Standard">Interface - projekt v současnosti vypadá úplně jinak než původní - řešení odloženo po dokončení funkčností.</text:p>
      <text:p text:style-name="Standard"/>
      <text:p text:style-name="P1">Sprava uzivatel</text:p>
      <text:list xml:id="list2159919387969274097" text:style-name="L1">
        <text:list-item>
          <text:p text:style-name="P8">umoznit zmenu udaju pouze po zadani hes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loext:contextual-spacing="false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fo:text-transform="uppercase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5" style:class="text">
      <style:paragraph-properties fo:margin-top="0.1665in" fo:margin-bottom="0.0417in" loext:contextual-spacing="false" fo:text-align="justify" style:justify-single-word="false"/>
      <style:text-properties fo:font-size="12pt" style:font-size-asian="12pt" style:font-name-complex="Arial" style:font-family-complex="Arial" style:font-family-generic-complex="swiss" style:font-pitch-complex="variable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andardní_20_písmo_20_odstavce" style:display-name="Standardní písmo odstav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ování SPZ 18</dc:title>
    <meta:initial-creator>Lehotská Marie</meta:initial-creator>
    <meta:creation-date>2016-05-18T16:15:00</meta:creation-date>
    <dc:creator>Ludek Bartek</dc:creator>
    <dc:date>2016-06-16T19:51:30.678205235</dc:date>
    <meta:editing-cycles>5</meta:editing-cycles>
    <meta:editing-duration>PT6M59S</meta:editing-duration>
    <meta:generator>LibreOffice/5.0.6.2$Linux_X86_64 LibreOffice_project/00$Build-2</meta:generator>
    <meta:document-statistic meta:table-count="0" meta:image-count="0" meta:object-count="0" meta:page-count="1" meta:paragraph-count="39" meta:word-count="265" meta:character-count="1695" meta:non-whitespace-character-count="1468"/>
  </office:meta>
</office:document-meta>
</file>